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d9446" officeooo:paragraph-rsid="000d9446" style:font-size-asian="15.75pt" style:font-size-complex="18pt"/>
    </style:style>
    <style:style style:name="P2" style:family="paragraph" style:parent-style-name="Standard">
      <style:paragraph-properties fo:text-align="start" style:justify-single-word="false"/>
      <style:text-properties fo:font-size="12pt" officeooo:rsid="000f069c" officeooo:paragraph-rsid="001323b4" style:font-size-asian="10.5pt" style:font-size-complex="12pt"/>
    </style:style>
    <style:style style:name="T1" style:family="text">
      <style:text-properties officeooo:rsid="000f069c"/>
    </style:style>
    <style:style style:name="T2" style:family="text">
      <style:text-properties officeooo:rsid="000f9863"/>
    </style:style>
    <style:style style:name="T3" style:family="text">
      <style:text-properties officeooo:rsid="0019e90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ortance of Dispersion for <text:span text:style-name="T1">Shoaling</text:span> Waves</text:p>
      <text:p text:style-name="P1"/>
      <text:p text:style-name="P2"><text:span text:style-name="T3">T</text:span>he interaction of waves with bathymetry <text:span text:style-name="T3">and particularly the shoaling of waves</text:span> plays a central role in modelling the inundation caused by a tsunami. <text:span text:style-name="T3">Current industrial models for tsunami inundation are built from the non-dispersive shallow water wave equations. Current research into tsunami inundation includes building numerical models based on dispersive equations, such as the Serre equations. <text:s/>Dispersive equations allow for dispersion which is the process by which waves of different frequencies travel at different speeds. Dispersion allows the equations to capture more fluid behaviour making them theoretically a better basis for models in the future. <text:s/>However, these methods are more computationally expensive and the extra behaviour is not always significant for the results. When the water depth is large compared to the wave height the propagation of a wave is not strongly effected by the different speeds caused by the dispersion, and the numerical results for the non-dispersive and dispersive equations are similar. <text:s/>Since the behaviour of the water is well understood for large depths, we wish to look into the behaviour of waves in the nearshore. We do this by numerically modelling an experiment in the literature, which investigated the propagation of waves over a submerged trapezoidal bar. We do this for both the non-dispersive shallow water wave equations and the dispersive Serre equations. This allows us to assess the benefits of dispersion in replicating the experiment, allowing us to determine the importance <text:s/>of dispersion for propagation of waves over a submerged bar and for the shoaling of waves on a linear beach.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9T09:44:10.248871846</meta:creation-date>
    <dc:date>2017-06-29T11:06:02.600582944</dc:date>
    <meta:editing-duration>PT59M26S</meta:editing-duration>
    <meta:editing-cycles>11</meta:editing-cycles>
    <meta:generator>LibreOffice/5.1.6.2$Linux_X86_64 LibreOffice_project/10m0$Build-2</meta:generator>
    <meta:document-statistic meta:table-count="0" meta:image-count="0" meta:object-count="0" meta:page-count="1" meta:paragraph-count="2" meta:word-count="261" meta:character-count="1694" meta:non-whitespace-character-count="1430"/>
  </office:meta>
</office:document-meta>
</file>